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Infos.segString( Directory 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gmentInfos.read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Infos.setDefaultGenLookahead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CurrentSegmentFileName( String [ ]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rollbackCommit( Directory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gmentInfos.readCurrentVersion( Directory 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gmentInfos.readCurrentUserData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getDefaultGenFileRe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LastGen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SegmentsFile.FindSegmentsFile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CurrentSegmen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setUser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setInfoStream( PrintStream info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CurrentSegmentGeneration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s.setDefaultGenFileRetryPauseMsec( int ms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NextSegmentFil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gmentInfos.getUs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Inf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Infos.generationFromSegmentsFileName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gmentInfos.commit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s.range( int first , int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doBody( String segmen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Infos.prepareCommit( Directory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write( Directory directo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egmentInfos.replace( SegmentInfo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getDefaultGenLookah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finishCommit( Directory 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egmentInfos.read( Directory directory , String segment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egmentInfos.getCurrentSegmentFileName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getCurrentSegmentGeneration( String [ ] fi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ndSegmentsFile.FindSegmentsFile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messag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info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getDefaultGenFileRetryPauseMs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Infos.updateGeneration( SegmentInfo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Infos.setDefaultGenFileRetry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SegmentsFile.run(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SegmentInfo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